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4.5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115.26pt"/>
    </style:style>
    <style:style style:name="co5" style:family="table-column">
      <style:table-column-properties fo:break-before="auto" style:column-width="85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style:style style:name="ce3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5" style:family="table-cell" style:parent-style-name="Default" style:data-style-name="N37"/>
    <style:style style:name="ce1" style:family="table-cell" style:parent-style-name="Default" style:data-style-name="N101">
      <style:table-cell-properties fo:background-color="#fff200"/>
      <style:text-properties fo:font-weight="bold" style:font-weight-asian="bold" style:font-weight-complex="bold"/>
    </style:style>
    <style:style style:name="ce2" style:family="table-cell" style:parent-style-name="Default" style:data-style-name="N101"/>
  </office:automatic-styles>
  <office:body>
    <office:spreadsheet>
      <table:calculation-settings table:automatic-find-labels="false" table:use-regular-expressions="false" table:use-wildcards="true"/>
      <table:table table:name="PopcornDE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3" table:default-cell-style-name="Default"/>
        <table:table-row table:style-name="ro1">
          <table:table-cell table:style-name="ce3" office:value-type="string" calcext:value-type="string">
            <text:p>DATE</text:p>
          </table:table-cell>
          <table:table-cell table:style-name="ce1" office:value-type="string" calcext:value-type="string">
            <text:p>AMOUNT</text:p>
          </table:table-cell>
          <table:table-cell table:style-name="ce3" office:value-type="string" calcext:value-type="string">
            <text:p>DEPOSIT / WITHDRAWL</text:p>
          </table:table-cell>
          <table:table-cell table:style-name="ce3" office:value-type="string" calcext:value-type="string">
            <text:p>Tx TYPE</text:p>
          </table:table-cell>
          <table:table-cell table:style-name="ce1" office:value-type="string" calcext:value-type="string">
            <text:p>TOTAL</text:p>
          </table:table-cell>
          <table:table-cell table:style-name="ce3" table:number-columns-repeated="3"/>
          <table:table-cell table:style-name="ce3" office:value-type="string" calcext:value-type="string">
            <text:p>PopcornDE</text:p>
          </table:table-cell>
          <table:table-cell table:style-name="ce3" office:value-type="string" calcext:value-type="string">
            <text:p>STEAM_0:0:191776677</text:p>
          </table:table-cell>
          <table:table-cell table:style-name="ce3" office:value-type="string" calcext:value-type="string">
            <text:p>5% FEE PER Tx</text:p>
          </table:table-cell>
          <table:table-cell table:style-name="ce3" table:number-columns-repeated="1013"/>
        </table:table-row>
        <table:table-row table:style-name="ro1">
          <table:table-cell/>
          <table:table-cell office:value-type="currency" office:currency="USD" office:value="125000" calcext:value-type="currency">
            <text:p>$125,000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Pre-Taxed Deposit</text:p>
          </table:table-cell>
          <table:table-cell office:value-type="currency" office:currency="USD" office:value="125000" calcext:value-type="currency">
            <text:p>$125,000</text:p>
          </table:table-cell>
          <table:table-cell table:number-columns-repeated="1019"/>
        </table:table-row>
        <table:table-row table:style-name="ro1">
          <table:table-cell/>
          <table:table-cell office:value-type="currency" office:currency="USD" office:value="235000" calcext:value-type="currency">
            <text:p>$235,000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Pre-Taxed Deposit</text:p>
          </table:table-cell>
          <table:table-cell table:formula="of:=IF([.B3]=&quot;&quot;; &quot;&quot;; [.E2]+[.B3])" office:value-type="currency" office:currency="USD" office:value="360000" calcext:value-type="currency">
            <text:p>$360,000</text:p>
          </table:table-cell>
          <table:table-cell table:number-columns-repeated="1019"/>
        </table:table-row>
        <table:table-row table:style-name="ro1">
          <table:table-cell/>
          <table:table-cell office:value-type="currency" office:currency="USD" office:value="85000" calcext:value-type="currency">
            <text:p>$85,000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Pre-Taxed Deposit</text:p>
          </table:table-cell>
          <table:table-cell table:formula="of:=IF([.B4]=&quot;&quot;; &quot;&quot;; [.E3]+[.B4])" office:value-type="currency" office:currency="USD" office:value="445000" calcext:value-type="currency">
            <text:p>$445,000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19-07-25" calcext:value-type="date">
            <text:p>07/25/19</text:p>
          </table:table-cell>
          <table:table-cell office:value-type="currency" office:currency="USD" office:value="5000" calcext:value-type="currency">
            <text:p>$5,000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Untaxed Deposit</text:p>
          </table:table-cell>
          <table:table-cell table:formula="of:=IF([.B5]=&quot;&quot;; &quot;&quot;; [.E4]+[.B5])" office:value-type="currency" office:currency="USD" office:value="450000" calcext:value-type="currency">
            <text:p>$450,000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19-07-25" calcext:value-type="date">
            <text:p>07/25/19</text:p>
          </table:table-cell>
          <table:table-cell table:formula="of:=-1*([.B5]*0.05)" office:value-type="currency" office:currency="USD" office:value="-250" calcext:value-type="currency">
            <text:p>-$250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x Fee</text:p>
          </table:table-cell>
          <table:table-cell table:formula="of:=IF([.B6]=&quot;&quot;; &quot;&quot;; [.E5]+[.B6])" office:value-type="currency" office:currency="USD" office:value="449750" calcext:value-type="currency">
            <text:p>$449,750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19-07-29" calcext:value-type="date">
            <text:p>07/29/19</text:p>
          </table:table-cell>
          <table:table-cell office:value-type="currency" office:currency="USD" office:value="-480000" calcext:value-type="currency">
            <text:p>-$480,000</text:p>
          </table:table-cell>
          <table:table-cell office:value-type="string" calcext:value-type="string">
            <text:p>Withdrawl</text:p>
          </table:table-cell>
          <table:table-cell office:value-type="string" calcext:value-type="string">
            <text:p>Free</text:p>
          </table:table-cell>
          <table:table-cell table:formula="of:=IF([.B7]=&quot;&quot;; &quot;&quot;; [.E6]+[.B7])" office:value-type="currency" office:currency="USD" office:value="-30250" calcext:value-type="currency">
            <text:p>-$30,250</text:p>
          </table:table-cell>
          <table:table-cell office:value-type="string" calcext:value-type="string">
            <text:p>Said he was buying C4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19-07-29" calcext:value-type="date">
            <text:p>07/29/19</text:p>
          </table:table-cell>
          <table:table-cell office:value-type="currency" office:currency="USD" office:value="-9750" calcext:value-type="currency">
            <text:p>-$9,750</text:p>
          </table:table-cell>
          <table:table-cell office:value-type="string" calcext:value-type="string">
            <text:p>Withdrawl</text:p>
          </table:table-cell>
          <table:table-cell office:value-type="string" calcext:value-type="string">
            <text:p>Overdraft fee</text:p>
          </table:table-cell>
          <table:table-cell table:formula="of:=IF([.B8]=&quot;&quot;; &quot;&quot;; [.E7]+[.B8])" office:value-type="currency" office:currency="USD" office:value="-40000" calcext:value-type="currency">
            <text:p>-$40,000</text:p>
          </table:table-cell>
          <table:table-cell office:value-type="string" calcext:value-type="string">
            <text:p>Summation of overdraft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[.B9]=&quot;&quot;; &quot;&quot;; [.E8]+[.B9])">
            <text:p/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IF([.B10]=&quot;&quot;; &quot;&quot;; [.E9]+[.B10])">
            <text:p/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IF([.B11]=&quot;&quot;; &quot;&quot;; [.E10]+[.B11])">
            <text:p/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IF([.B12]=&quot;&quot;; &quot;&quot;; [.E11]+[.B12])">
            <text:p/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IF([.B13]=&quot;&quot;; &quot;&quot;; [.E12]+[.B13])">
            <text:p/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IF([.B14]=&quot;&quot;; &quot;&quot;; [.E13]+[.B14])">
            <text:p/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IF([.B15]=&quot;&quot;; &quot;&quot;; [.E14]+[.B15])">
            <text:p/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IF([.B16]=&quot;&quot;; &quot;&quot;; [.E15]+[.B16])">
            <text:p/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IF([.B17]=&quot;&quot;; &quot;&quot;; [.E16]+[.B17])">
            <text:p/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IF([.B18]=&quot;&quot;; &quot;&quot;; [.E17]+[.B18])">
            <text:p/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IF([.B19]=&quot;&quot;; &quot;&quot;; [.E18]+[.B19])">
            <text:p/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IF([.B20]=&quot;&quot;; &quot;&quot;; [.E19]+[.B20])">
            <text:p/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IF([.B21]=&quot;&quot;; &quot;&quot;; [.E20]+[.B21])">
            <text:p/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IF([.B22]=&quot;&quot;; &quot;&quot;; [.E21]+[.B22])">
            <text:p/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IF([.B23]=&quot;&quot;; &quot;&quot;; [.E22]+[.B23])">
            <text:p/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IF([.B24]=&quot;&quot;; &quot;&quot;; [.E23]+[.B24])">
            <text:p/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IF([.B25]=&quot;&quot;; &quot;&quot;; [.E24]+[.B25])">
            <text:p/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IF([.B26]=&quot;&quot;; &quot;&quot;; [.E25]+[.B26])">
            <text:p/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IF([.B27]=&quot;&quot;; &quot;&quot;; [.E26]+[.B27])">
            <text:p/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IF([.B28]=&quot;&quot;; &quot;&quot;; [.E27]+[.B28])">
            <text:p/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IF([.B29]=&quot;&quot;; &quot;&quot;; [.E28]+[.B29])">
            <text:p/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IF([.B30]=&quot;&quot;; &quot;&quot;; [.E29]+[.B30])">
            <text:p/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IF([.B31]=&quot;&quot;; &quot;&quot;; [.E30]+[.B31])">
            <text:p/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IF([.B32]=&quot;&quot;; &quot;&quot;; [.E31]+[.B32])">
            <text:p/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IF([.B33]=&quot;&quot;; &quot;&quot;; [.E32]+[.B33])">
            <text:p/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IF([.B34]=&quot;&quot;; &quot;&quot;; [.E33]+[.B34])">
            <text:p/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IF([.B35]=&quot;&quot;; &quot;&quot;; [.E34]+[.B35])">
            <text:p/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IF([.B36]=&quot;&quot;; &quot;&quot;; [.E35]+[.B36])">
            <text:p/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IF([.B37]=&quot;&quot;; &quot;&quot;; [.E36]+[.B37])">
            <text:p/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IF([.B38]=&quot;&quot;; &quot;&quot;; [.E37]+[.B38])">
            <text:p/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IF([.B39]=&quot;&quot;; &quot;&quot;; [.E38]+[.B39])">
            <text:p/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IF([.B40]=&quot;&quot;; &quot;&quot;; [.E39]+[.B40])">
            <text:p/>
          </table:table-cell>
          <table:table-cell table:number-columns-repeated="1019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Clear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9">00/00/0000</text:date>, <text:time style:data-style-name="N2" text:time-value="22:49:03.4874024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1T23:44:13.130459228</meta:creation-date>
    <dc:date>2019-07-29T22:52:54.488435237</dc:date>
    <meta:editing-duration>PT5H22M42S</meta:editing-duration>
    <meta:editing-cycles>9</meta:editing-cycles>
    <meta:generator>LibreOffice/6.1.2.1$Linux_X86_64 LibreOffice_project/10$Build-1</meta:generator>
    <meta:document-statistic meta:table-count="1" meta:cell-count="74" meta:object-count="0"/>
  </office:meta>
</office:document-meta>
</file>